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ea77" officeooo:paragraph-rsid="0012ea77"/>
    </style:style>
    <style:style style:name="P2" style:family="paragraph" style:parent-style-name="Text_20_body">
      <style:text-properties officeooo:rsid="0012ea77" officeooo:paragraph-rsid="0017a99b"/>
    </style:style>
    <style:style style:name="P3" style:family="paragraph" style:parent-style-name="Text_20_body">
      <style:paragraph-properties fo:text-align="center" style:justify-single-word="false"/>
      <style:text-properties officeooo:rsid="0012ea77" officeooo:paragraph-rsid="0012ea77"/>
    </style:style>
    <style:style style:name="P4" style:family="paragraph" style:parent-style-name="Text_20_body">
      <style:text-properties officeooo:paragraph-rsid="0017a99b"/>
    </style:style>
    <style:style style:name="P5" style:family="paragraph" style:parent-style-name="Text_20_body">
      <style:paragraph-properties fo:text-align="center" style:justify-single-word="false"/>
      <style:text-properties fo:font-style="italic" officeooo:rsid="0017a99b" officeooo:paragraph-rsid="0017a99b" style:font-style-asian="italic" style:font-style-complex="italic"/>
    </style:style>
    <style:style style:name="P6" style:family="paragraph" style:parent-style-name="Text_20_body">
      <style:paragraph-properties fo:text-align="start" style:justify-single-word="false"/>
      <style:text-properties fo:font-style="normal" officeooo:rsid="0017cec1" officeooo:paragraph-rsid="001ae546" style:font-style-asian="normal" style:font-style-complex="normal"/>
    </style:style>
    <style:style style:name="P7" style:family="paragraph" style:parent-style-name="Title">
      <style:text-properties officeooo:rsid="0012ea77" officeooo:paragraph-rsid="0012ea77"/>
    </style:style>
    <style:style style:name="P8" style:family="paragraph" style:parent-style-name="Subtitle">
      <style:text-properties officeooo:rsid="0012ea77" officeooo:paragraph-rsid="0012ea77"/>
    </style:style>
    <style:style style:name="P9" style:family="paragraph" style:parent-style-name="Heading_20_1">
      <style:paragraph-properties fo:text-align="start" style:justify-single-word="false"/>
      <style:text-properties officeooo:paragraph-rsid="00201849"/>
    </style:style>
    <style:style style:name="P10" style:family="paragraph" style:parent-style-name="Heading_20_1">
      <style:paragraph-properties fo:text-align="start" style:justify-single-word="false"/>
      <style:text-properties officeooo:rsid="00201849" officeooo:paragraph-rsid="00201849"/>
    </style:style>
    <style:style style:name="P11" style:family="paragraph" style:parent-style-name="Heading_20_2">
      <style:paragraph-properties fo:text-align="start" style:justify-single-word="false"/>
      <style:text-properties fo:font-style="normal" officeooo:rsid="0017cec1" officeooo:paragraph-rsid="001c1c3a" style:font-style-asian="normal" style:font-style-complex="normal"/>
    </style:style>
    <style:style style:name="P12" style:family="paragraph" style:parent-style-name="Heading_20_2">
      <style:paragraph-properties fo:text-align="start" style:justify-single-word="false"/>
      <style:text-properties officeooo:paragraph-rsid="001c1c3a"/>
    </style:style>
    <style:style style:name="T1" style:family="text">
      <style:text-properties officeooo:rsid="0014416b"/>
    </style:style>
    <style:style style:name="T2" style:family="text">
      <style:text-properties officeooo:rsid="0017a99b"/>
    </style:style>
    <style:style style:name="T3" style:family="text">
      <style:text-properties style:font-name="Liberation Serif1"/>
    </style:style>
    <style:style style:name="T4" style:family="text">
      <style:text-properties style:font-name="Liberation Serif1" fo:font-style="normal" style:font-style-asian="normal" style:font-style-complex="normal"/>
    </style:style>
    <style:style style:name="T5" style:family="text">
      <style:text-properties style:font-name="Liberation Serif1" fo:font-style="normal" officeooo:rsid="001c1c3a" style:font-style-asian="normal" style:font-style-complex="normal"/>
    </style:style>
    <style:style style:name="T6" style:family="text">
      <style:text-properties style:font-name="Liberation Serif1" fo:font-style="normal" officeooo:rsid="0018f503" style:font-style-asian="normal" style:font-style-complex="normal"/>
    </style:style>
    <style:style style:name="T7" style:family="text">
      <style:text-properties style:font-name="Liberation Serif1" fo:font-style="normal" officeooo:rsid="0018cd86" style:font-style-asian="normal" style:font-style-complex="normal"/>
    </style:style>
    <style:style style:name="T8" style:family="text">
      <style:text-properties style:font-name="Liberation Serif1" fo:font-style="normal" officeooo:rsid="00201849" style:font-style-asian="normal" style:font-style-complex="normal"/>
    </style:style>
    <style:style style:name="T9" style:family="text">
      <style:text-properties style:font-name="Liberation Serif1" officeooo:rsid="0017cec1"/>
    </style:style>
    <style:style style:name="T10" style:family="text">
      <style:text-properties style:font-name="Liberation Serif1" officeooo:rsid="001ae546"/>
    </style:style>
    <style:style style:name="T11" style:family="text">
      <style:text-properties style:font-name="Liberation Serif1" fo:font-style="italic" officeooo:rsid="0017a99b" style:font-style-asian="italic" style:font-style-complex="italic"/>
    </style:style>
    <style:style style:name="T12" style:family="text">
      <style:text-properties style:font-name="Liberation Serif1" officeooo:rsid="0018f503"/>
    </style:style>
    <style:style style:name="T13" style:family="text">
      <style:text-properties style:font-name="Liberation Serif1" officeooo:rsid="001c1c3a"/>
    </style:style>
    <style:style style:name="T14" style:family="text">
      <style:text-properties officeooo:rsid="0018cd86"/>
    </style:style>
    <style:style style:name="T15" style:family="text">
      <style:text-properties officeooo:rsid="0018f5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Heuristic Analysis</text:p>
      <text:p text:style-name="P1"/>
      <text:p text:style-name="P1"/>
      <text:p text:style-name="P1"/>
      <text:p text:style-name="P1"/>
      <text:p text:style-name="P1"/>
      <text:p text:style-name="P1"/>
      <text:p text:style-name="P1"/>
      <text:p text:style-name="P3"/>
      <text:p text:style-name="P1"/>
      <text:p text:style-name="P1"/>
      <text:p text:style-name="P8">Derek Wang</text:p>
      <text:p text:style-name="P8">Jan 1, 2018</text:p>
      <text:p text:style-name="P1"/>
      <text:h text:style-name="Heading_20_1" text:outline-level="1"><text:soft-page-break/>Introduction</text:h>
      <text:p text:style-name="P2"><text:tab/><text:span text:style-name="T1">In this assignment, an implementation of a game playing agent designed to play the game of Isolation was creating to utilize adversarial search techniques. These techniques included the minimax algorithm as the primary decision making algorithm as well as improvements in the form of alpha-beta pruning and iterative deepening to increase the decision making speed and address the horizon problem respectively. States at the maximum search depth per iteration were evaluated using three custom heuristics, each heuristic scoring the states to simulate a different strategy. This report discusses the three custom heuristic functions defined in the Game-Playing Agent Project. </text:span></text:p>
      <text:p text:style-name="P2"/>
      <text:h text:style-name="Heading_20_1" text:outline-level="1">Heuristic<text:span text:style-name="T14">s</text:span></text:h>
      <text:h text:style-name="Heading_20_2" text:outline-level="2">Heuristic <text:span text:style-name="T15">1: Chasing Opponent</text:span></text:h>
      <text:p text:style-name="P4"><text:tab/><text:span text:style-name="T2">The first heuristic defined was an example covered in the lecture videos and involved an aggressive approach to playing Isolation. In this strategy, the player would act to prioritize moves that decreased the amount of moves that could be made by the opposing player while maximizing the number of moves the player could make. Using the formula</text:span></text:p>
      <text:p text:style-name="P5">h(s) = #_player_moves – (<text:span text:style-name="T3">μ * #_opponent_moves)</text:span></text:p>
      <text:p text:style-name="P5"><text:span text:style-name="T3">μ = </text:span><text:span text:style-name="T9">weight of aggression (some constant value)</text:span></text:p>
      <text:p text:style-name="P6"><text:span text:style-name="T3">we can value a given state to be higher if the player has a greater number of moves and the opponent has a smaller number of moves. </text:span><text:span text:style-name="T10">Using a weighted constant </text:span><text:span text:style-name="T11">μ </text:span><text:span text:style-name="T10">we can determine how aggressively we want our player to chase the opponent, since either a higher </text:span><text:span text:style-name="T11">μ </text:span><text:span text:style-name="T10">or a higher number of opponent moves would more heavily detract from our player’s scoring of a given state.</text:span></text:p>
      <text:h text:style-name="P11" text:outline-level="2"><text:span text:style-name="T10">Heuristic </text:span><text:span text:style-name="T13">2: </text:span></text:h>
      <text:h text:style-name="P12" text:outline-level="2"><text:span text:style-name="T5">Heuristic 3:</text:span></text:h>
      <text:h text:style-name="P9" text:outline-level="1"><text:span text:style-name="T5">Heuristic</text:span><text:span text:style-name="T7"> </text:span><text:span text:style-name="T8">Performance</text:span></text:h>
      <text:h text:style-name="P10" text:outline-level="1"><text:span text:style-name="T7">E</text:span><text:span text:style-name="T4">valuat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20:55:22.989193122</meta:creation-date>
    <dc:date>2018-01-01T22:09:34.572875463</dc:date>
    <meta:editing-duration>PT30M18S</meta:editing-duration>
    <meta:editing-cycles>8</meta:editing-cycles>
    <meta:generator>LibreOffice/5.1.6.2$Linux_X86_64 LibreOffice_project/10m0$Build-2</meta:generator>
    <meta:document-statistic meta:table-count="0" meta:image-count="0" meta:object-count="0" meta:page-count="2" meta:paragraph-count="15" meta:word-count="259" meta:character-count="1627" meta:non-whitespace-character-count="1378"/>
  </office:meta>
</office:document-meta>
</file>